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c1d" officeooo:paragraph-rsid="001f3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ATOS</text:p>
      <text:p text:style-name="P1">Las tablas intermedias usan un modelo en caso de tener campos extras que necesiten setea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9:00:26.683414053</meta:creation-date>
    <dc:date>2019-12-31T19:06:00.133239221</dc:date>
    <meta:editing-duration>PT5M38S</meta:editing-duration>
    <meta:editing-cycles>1</meta:editing-cycles>
    <meta:document-statistic meta:table-count="0" meta:image-count="0" meta:object-count="0" meta:page-count="1" meta:paragraph-count="2" meta:word-count="18" meta:character-count="105" meta:non-whitespace-character-count="89"/>
    <meta:generator>LibreOffice/6.0.7.3$Linux_X86_64 LibreOffice_project/00m0$Build-3</meta:generator>
  </office:meta>
</office:document-meta>
</file>